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9000000633C491754E939731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lanoGrotesqueAlt-Regular" svg:font-family="GalanoGrotesqueAlt-Regular" style:font-family-generic="roman" style:font-pitch="variable"/>
    <style:font-face style:name="GalanoGrotesqueAlt-Regular1" svg:font-family="GalanoGrotesqueAlt-Regula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6924in" fo:margin-left="0.0069in" fo:margin-top="0in" fo:margin-bottom="0in" table:align="left" style:writing-mode="lr-tb"/>
    </style:style>
    <style:style style:name="Table6.A" style:family="table-column">
      <style:table-column-properties style:column-width="6.692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bold" fo:background-color="transparent" style:font-name-asian="Calibri2" style:font-size-asian="5pt" style:font-style-asian="normal" style:font-weight-asian="bold" style:font-name-complex="Calibri2" style:font-size-complex="5pt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normal" fo:background-color="transparent" style:font-name-asian="Calibri2" style:font-size-asian="5pt" style:font-style-asian="normal" style:font-weight-asian="normal" style:font-name-complex="Calibri2" style:font-size-complex="5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bold" fo:background-color="transparent" style:font-name-asian="Calibri2" style:font-size-asian="6pt" style:font-style-asian="normal" style:font-weight-asian="bold" style:font-name-complex="Calibri2" style:font-size-complex="6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normal" fo:background-color="transparent" style:font-name-asian="Calibri2" style:font-size-asian="6pt" style:font-style-asian="normal" style:font-weight-asian="normal" style:font-name-complex="Calibri2" style:font-size-complex="6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fo:background-color="transparent" style:font-name-asian="Calibri2" style:font-size-asian="8pt" style:font-style-asian="normal" style:font-weight-asian="normal" style:font-name-complex="Calibri2" style:font-size-complex="8pt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5pt" fo:font-style="normal" style:text-underline-style="none" fo:font-weight="bold" fo:background-color="transparent" style:font-name-asian="GalanoGrotesqueAlt-Regular1" style:font-size-asian="5pt" style:font-style-asian="normal" style:font-weight-asian="bold" style:font-name-complex="GalanoGrotesqueAlt-Regular1" style:font-size-complex="5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3" style:family="paragraph" style:parent-style-name="normal">
      <style:paragraph-properties fo:line-height="115%"/>
      <style:text-properties style:font-name="Lato" fo:font-size="11pt" fo:language="pt" fo:country="PT" style:font-name-asian="Lato1" style:font-size-asian="11pt" style:font-name-complex="Lato1" style:font-size-complex="11pt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GalanoGrotesqueAlt-Regular" fo:font-size="11pt" fo:font-style="normal" style:text-underline-style="none" fo:font-weight="bold" fo:background-color="transparent" style:font-name-asian="GalanoGrotesqueAlt-Regular1" style:font-size-asian="11pt" style:font-style-asian="normal" style:font-weight-asian="bold" style:font-name-complex="GalanoGrotesqueAlt-Regular1" style:font-size-complex="11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style:font-name-asian="GalanoGrotesqueAlt-Regular1" style:font-size-asian="8pt" style:font-style-asian="normal" style:font-weight-asian="bold" style:font-name-complex="GalanoGrotesqueAlt-Regular1" style:font-size-complex="8pt"/>
    </style:style>
    <style:style style:name="P16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fo:language="pt" fo:country="PT" officeooo:paragraph-rsid="00031b59"/>
    </style:style>
    <style:style style:name="P17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fo:language="pt" fo:country="PT" officeooo:rsid="0014c13b" officeooo:paragraph-rsid="0014c13b"/>
    </style:style>
    <style:style style:name="P18" style:family="paragraph" style:parent-style-name="normal" style:master-page-name="Standard">
      <style:paragraph-properties fo:line-height="115%" fo:text-align="center" style:justify-single-word="false" style:page-number="1"/>
      <style:text-properties fo:color="#4bd26c" loext:opacity="100%" style:font-name="Lato" fo:font-size="18pt" fo:language="pt" fo:country="PT" fo:font-weight="bold" officeooo:rsid="00031b59" style:font-name-asian="Lato1" style:font-size-asian="18pt" style:font-weight-asian="bold" style:font-name-complex="Lato1" style:font-size-complex="18pt"/>
    </style:style>
    <style:style style:name="P19" style:family="paragraph" style:parent-style-name="normal">
      <style:paragraph-properties fo:line-height="115%"/>
      <style:text-properties fo:color="#4bd26c" loext:opacity="100%" style:font-name="Lato" fo:font-size="14pt" fo:language="pt" fo:country="PT" fo:font-weight="bold" style:font-name-asian="Lato1" style:font-size-asian="14pt" style:font-weight-asian="bold" style:font-name-complex="Lato1" style:font-size-complex="14pt"/>
    </style:style>
    <style:style style:name="P20" style:family="paragraph" style:parent-style-name="normal">
      <style:paragraph-properties fo:line-height="100%" fo:orphans="0" fo:widows="0"/>
      <style:text-properties fo:color="#3c78d8" loext:opacity="100%" style:font-name="Lato" fo:font-size="12pt" fo:language="pt" fo:country="PT" style:font-name-asian="Lato1" style:font-size-asian="12pt" style:font-name-complex="Lato1" style:font-size-complex="12pt"/>
    </style:style>
    <style:style style:name="P21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Arial" fo:font-size="10.5pt" fo:language="pt" fo:country="PT" style:font-name-asian="Arial2" style:font-size-asian="10.5pt" style:font-name-complex="Arial2" style:font-size-complex="10.5pt"/>
    </style:style>
    <style:style style:name="P22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38865" officeooo:paragraph-rsid="0006807e" style:font-size-asian="10pt" style:font-size-complex="10pt"/>
    </style:style>
    <style:style style:name="P23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c2cd7" officeooo:paragraph-rsid="000c2cd7" style:font-size-asian="10pt" style:font-size-complex="10pt"/>
    </style:style>
    <style:style style:name="P24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d1fc0" officeooo:paragraph-rsid="000d1fc0" style:font-size-asian="10pt" style:font-size-complex="10pt"/>
    </style:style>
    <style:style style:name="P25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1a1c70" officeooo:paragraph-rsid="001a1c70" style:font-size-asian="10pt" style:font-size-complex="10pt"/>
    </style:style>
    <style:style style:name="P26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38865" officeooo:paragraph-rsid="0006807e" style:font-name-asian="Arial2" style:font-size-asian="10pt" style:font-name-complex="Arial2" style:font-size-complex="10pt"/>
    </style:style>
    <style:style style:name="P27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d1fc0" officeooo:paragraph-rsid="000d1fc0" style:font-name-asian="Arial2" style:font-size-asian="10pt" style:font-name-complex="Arial2" style:font-size-complex="10pt"/>
    </style:style>
    <style:style style:name="P28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officeooo:rsid="000d1fc0" officeooo:paragraph-rsid="001c30c8" style:font-name-asian="Arial2" style:font-size-asian="10pt" style:font-name-complex="Arial2" style:font-size-complex="10pt"/>
    </style:style>
    <style:style style:name="P29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fo:font-style="normal" officeooo:rsid="001cfe51" officeooo:paragraph-rsid="001cfe51" style:font-name-asian="Arial2" style:font-size-asian="10pt" style:font-style-asian="normal" style:font-name-complex="Arial2" style:font-size-complex="10pt" style:font-style-complex="normal"/>
    </style:style>
    <style:style style:name="P30" style:family="paragraph" style:parent-style-name="normal">
      <loext:graphic-properties draw:fill="solid" draw:fill-color="#ffffff"/>
      <style:paragraph-properties fo:margin-top="0in" fo:margin-bottom="0.1528in" style:contextual-spacing="false" fo:line-height="115%" fo:text-align="justify" style:justify-single-word="false" fo:background-color="#ffffff" fo:padding="0in" fo:border="none" style:shadow="none" style:join-border="false"/>
      <style:text-properties style:font-name="Calibri1" fo:font-size="10pt" fo:language="pt" fo:country="PT" fo:font-style="normal" officeooo:rsid="00201d85" officeooo:paragraph-rsid="00201d85" style:font-name-asian="Arial2" style:font-size-asian="10pt" style:font-style-asian="normal" style:font-name-complex="Arial2" style:font-size-complex="10pt" style:font-style-complex="normal"/>
    </style:style>
    <style:style style:name="P31" style:family="paragraph" style:parent-style-name="normal">
      <style:paragraph-properties fo:line-height="115%" fo:text-align="center" style:justify-single-word="false"/>
      <style:text-properties style:font-name="Lato" fo:font-size="16pt" fo:language="pt" fo:country="PT" style:font-name-asian="Lato1" style:font-size-asian="16pt" style:font-name-complex="Lato1" style:font-size-complex="16pt"/>
    </style:style>
    <style:style style:name="P32" style:family="paragraph" style:parent-style-name="normal">
      <style:paragraph-properties fo:line-height="115%"/>
      <style:text-properties style:font-name="Lato" fo:font-size="14pt" fo:language="pt" fo:country="PT" style:font-name-asian="Lato1" style:font-size-asian="14pt" style:font-name-complex="Lato1" style:font-size-complex="14pt"/>
    </style:style>
    <style:style style:name="T1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10pt" fo:font-style="normal" style:text-underline-style="none" fo:font-weight="normal" fo:background-color="transparent" loext:char-shading-value="0" style:font-name-asian="GalanoGrotesqueAlt-Regular1" style:font-size-asian="10pt" style:font-style-asian="normal" style:font-weight-asian="normal" style:font-name-complex="GalanoGrotesqueAlt-Regular1" style:font-size-complex="10pt"/>
    </style:style>
    <style:style style:name="T2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loext:char-shading-value="0" style:font-name-asian="GalanoGrotesqueAlt-Regular1" style:font-size-asian="8pt" style:font-style-asian="normal" style:font-weight-asian="bold" style:font-name-complex="GalanoGrotesqueAlt-Regular1" style:font-size-complex="8pt"/>
    </style:style>
    <style:style style:name="T3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normal" fo:background-color="transparent" loext:char-shading-value="0" style:font-name-asian="GalanoGrotesqueAlt-Regular1" style:font-size-asian="8pt" style:font-style-asian="normal" style:font-weight-asian="normal" style:font-name-complex="GalanoGrotesqueAlt-Regular1" style:font-size-complex="8pt"/>
    </style:style>
    <style:style style:name="T4" style:family="text">
      <style:text-properties fo:color="#7f7f7f" loext:opacity="100%" style:font-name="GalanoGrotesqueAlt-Regular" style:font-name-asian="GalanoGrotesqueAlt-Regular1" style:font-name-complex="GalanoGrotesqueAlt-Regular1"/>
    </style:style>
    <style:style style:name="T5" style:family="text">
      <style:text-properties fo:color="#4bd26c" loext:opacity="100%" fo:font-weight="bold" style:font-weight-asian="bold"/>
    </style:style>
    <style:style style:name="T6" style:family="text">
      <style:text-properties fo:color="#4bd26c" loext:opacity="100%" fo:font-weight="bold" officeooo:rsid="00124e3e" style:font-weight-asian="bold"/>
    </style:style>
    <style:style style:name="T7" style:family="text">
      <style:text-properties fo:color="#666666" loext:opacity="100%" fo:font-weight="bold" style:font-weight-asian="bold"/>
    </style:style>
    <style:style style:name="T8" style:family="text">
      <style:text-properties officeooo:rsid="00031b5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5d802" style:font-style-asian="italic" style:font-style-complex="italic"/>
    </style:style>
    <style:style style:name="T11" style:family="text">
      <style:text-properties fo:font-style="italic" officeooo:rsid="0006807e" style:font-style-asian="italic" style:font-style-complex="italic"/>
    </style:style>
    <style:style style:name="T12" style:family="text">
      <style:text-properties fo:font-style="italic" officeooo:rsid="0007f122" style:font-style-asian="italic" style:font-style-complex="italic"/>
    </style:style>
    <style:style style:name="T13" style:family="text">
      <style:text-properties fo:font-style="italic" officeooo:rsid="000c2cd7" style:font-style-asian="italic" style:font-style-complex="italic"/>
    </style:style>
    <style:style style:name="T14" style:family="text">
      <style:text-properties fo:font-style="italic" officeooo:rsid="000d1fc0" style:font-style-asian="italic" style:font-style-complex="italic"/>
    </style:style>
    <style:style style:name="T15" style:family="text">
      <style:text-properties fo:font-style="italic" officeooo:rsid="0010883e" style:font-style-asian="italic" style:font-style-complex="italic"/>
    </style:style>
    <style:style style:name="T16" style:family="text">
      <style:text-properties fo:font-style="italic" officeooo:rsid="0010c8a9" style:font-style-asian="italic" style:font-style-complex="italic"/>
    </style:style>
    <style:style style:name="T17" style:family="text">
      <style:text-properties fo:font-style="italic" officeooo:rsid="0017a709" style:font-style-asian="italic" style:font-style-complex="italic"/>
    </style:style>
    <style:style style:name="T18" style:family="text">
      <style:text-properties fo:font-style="italic" officeooo:rsid="0018e8ff" style:font-style-asian="italic" style:font-style-complex="italic"/>
    </style:style>
    <style:style style:name="T19" style:family="text">
      <style:text-properties fo:font-style="italic" officeooo:rsid="001c30c8" style:font-style-asian="italic" style:font-style-complex="italic"/>
    </style:style>
    <style:style style:name="T20" style:family="text">
      <style:text-properties fo:font-style="italic" officeooo:rsid="00261c9e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31b59" style:font-style-asian="normal" style:font-style-complex="normal"/>
    </style:style>
    <style:style style:name="T23" style:family="text">
      <style:text-properties fo:font-style="normal" officeooo:rsid="00042f12" style:font-style-asian="normal" style:font-style-complex="normal"/>
    </style:style>
    <style:style style:name="T24" style:family="text">
      <style:text-properties fo:font-style="normal" officeooo:rsid="0005d802" style:font-style-asian="normal" style:font-style-complex="normal"/>
    </style:style>
    <style:style style:name="T25" style:family="text">
      <style:text-properties fo:font-style="normal" officeooo:rsid="0006807e" style:font-style-asian="normal" style:font-style-complex="normal"/>
    </style:style>
    <style:style style:name="T26" style:family="text">
      <style:text-properties fo:font-style="normal" officeooo:rsid="0007f122" style:font-style-asian="normal" style:font-style-complex="normal"/>
    </style:style>
    <style:style style:name="T27" style:family="text">
      <style:text-properties fo:font-style="normal" officeooo:rsid="000a4e27" style:font-style-asian="normal" style:font-style-complex="normal"/>
    </style:style>
    <style:style style:name="T28" style:family="text">
      <style:text-properties fo:font-style="normal" officeooo:rsid="000c2cd7" style:font-style-asian="normal" style:font-style-complex="normal"/>
    </style:style>
    <style:style style:name="T29" style:family="text">
      <style:text-properties fo:font-style="normal" officeooo:rsid="000d1fc0" style:font-style-asian="normal" style:font-style-complex="normal"/>
    </style:style>
    <style:style style:name="T30" style:family="text">
      <style:text-properties fo:font-style="normal" officeooo:rsid="0010883e" style:font-style-asian="normal" style:font-style-complex="normal"/>
    </style:style>
    <style:style style:name="T31" style:family="text">
      <style:text-properties fo:font-style="normal" officeooo:rsid="0010c8a9" style:font-style-asian="normal" style:font-style-complex="normal"/>
    </style:style>
    <style:style style:name="T32" style:family="text">
      <style:text-properties fo:font-style="normal" officeooo:rsid="00139558" style:font-style-asian="normal" style:font-style-complex="normal"/>
    </style:style>
    <style:style style:name="T33" style:family="text">
      <style:text-properties fo:font-style="normal" officeooo:rsid="0015ff92" style:font-style-asian="normal" style:font-style-complex="normal"/>
    </style:style>
    <style:style style:name="T34" style:family="text">
      <style:text-properties fo:font-style="normal" officeooo:rsid="0017a709" style:font-style-asian="normal" style:font-style-complex="normal"/>
    </style:style>
    <style:style style:name="T35" style:family="text">
      <style:text-properties fo:font-style="normal" officeooo:rsid="0018e8ff" style:font-style-asian="normal" style:font-style-complex="normal"/>
    </style:style>
    <style:style style:name="T36" style:family="text">
      <style:text-properties fo:font-style="normal" officeooo:rsid="0019a8c3" style:font-style-asian="normal" style:font-style-complex="normal"/>
    </style:style>
    <style:style style:name="T37" style:family="text">
      <style:text-properties fo:font-style="normal" officeooo:rsid="001b2fdc" style:font-style-asian="normal" style:font-style-complex="normal"/>
    </style:style>
    <style:style style:name="T38" style:family="text">
      <style:text-properties fo:font-style="normal" officeooo:rsid="001c30c8" style:font-style-asian="normal" style:font-style-complex="normal"/>
    </style:style>
    <style:style style:name="T39" style:family="text">
      <style:text-properties fo:font-style="normal" officeooo:rsid="00201d85" style:font-style-asian="normal" style:font-style-complex="normal"/>
    </style:style>
    <style:style style:name="T40" style:family="text">
      <style:text-properties fo:font-style="normal" officeooo:rsid="00270ddc" style:font-style-asian="normal" style:font-style-complex="normal"/>
    </style:style>
    <style:style style:name="T41" style:family="text">
      <style:text-properties fo:font-style="normal" officeooo:rsid="0028d51a" style:font-style-asian="normal" style:font-style-complex="normal"/>
    </style:style>
    <style:style style:name="T42" style:family="text">
      <style:text-properties officeooo:rsid="00038865"/>
    </style:style>
    <style:style style:name="T43" style:family="text">
      <style:text-properties officeooo:rsid="001e3360"/>
    </style:style>
    <style:style style:name="T44" style:family="text">
      <style:text-properties officeooo:rsid="0023897d"/>
    </style:style>
    <style:style style:name="T45" style:family="text">
      <style:text-properties officeooo:rsid="0024f7da"/>
    </style:style>
    <style:style style:name="T46" style:family="text">
      <style:text-properties officeooo:rsid="00261c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898in, 0.1346in, 0.0673in, 0.1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mart Gains</text:p>
      <text:p text:style-name="P31"><text:span text:style-name="T7">Desafio Smart Fitness Coach - Sumário Executivo</text:span></text:p>
      <text:p text:style-name="P19"/>
      <text:p text:style-name="P19">Descrição do desafio</text:p>
      <text:p text:style-name="P16"><text:span text:style-name="T8">A proposta do desafio é elaborar um </text:span><text:span text:style-name="T42">protótipo de uma plataforma integrada de Smart Coaching, em que se busca a monitoração, avaliação e previsão do potencial atlético de seus usuários</text:span><text:span text:style-name="T22">.</text:span></text:p>
      <text:p text:style-name="P17"><text:span text:style-name="T22">N</text:span><text:span text:style-name="T21">ossa interpretação foi o desenvolvimento de uma aplicação que, através de uma câmera, analisa a performance física de seu utilizador a fim de fornecer </text:span><text:span text:style-name="T9">feedback</text:span><text:span text:style-name="T21"> quanto a sua execução e </text:span><text:span text:style-name="T33">seu</text:span><text:span text:style-name="T21"> potencial </text:span><text:span text:style-name="T36">futuro</text:span><text:span text:style-name="T21">. </text:span><text:span text:style-name="T34">Em outras palavras, é nossa expectativa que a nossa aplicação poderia oferecer uma experiência comparável à de um </text:span><text:span text:style-name="T17">personal trainer </text:span><text:span text:style-name="T34">com uma fração do custo e, </text:span><text:span text:style-name="T36">portanto</text:span><text:span text:style-name="T34">, </text:span><text:span text:style-name="T35">efetivamente democratizando o acesso à </text:span><text:span text:style-name="T18">fitness coaching</text:span><text:span text:style-name="T35">.</text:span></text:p>
      <text:p text:style-name="P21">…</text:p>
      <text:p text:style-name="P32"><text:span text:style-name="T5">Estratégi</text:span><text:span text:style-name="T6">a</text:span></text:p>
      <text:p text:style-name="P22"><text:span text:style-name="T23">Decidimos que a melhor maneira de monitor</text:span><text:span text:style-name="T24">izar</text:span><text:span text:style-name="T23"> a capacidade atlética do usuário é através da avaliação de sua execução de exercícios de musculação, </text:span><text:span text:style-name="T26">uma mét</text:span><text:span text:style-name="T28">r</text:span><text:span text:style-name="T26">ica amplamente </text:span><text:span text:style-name="T28">utilizada </text:span><text:span text:style-name="T26">no campo de </text:span><text:span text:style-name="T12">fitness</text:span><text:span text:style-name="T23">. </text:span><text:span text:style-name="T28">Como muito dos exercícios selecionados necessitam do uso de barras de peso para atingir </text:span><text:span text:style-name="T13">progressive overload</text:span><text:span text:style-name="T28">, é imprescendível que a detecção do exercício funcione mesmo com parte do corpo obstruída </text:span><text:span text:style-name="T31">(</text:span><text:span text:style-name="T16">feature </text:span><text:span text:style-name="T31">tipicamente ausente na maioria das aplicações desse tipo)</text:span><text:span text:style-name="T28">.</text:span></text:p>
      <text:p text:style-name="P24"><text:span text:style-name="T28">A </text:span><text:span text:style-name="T21">partir dos dados recolhidos, </text:span><text:span text:style-name="T30">será extrapolado estatísticas adicionais que servirão como avaliação do potencial atlético do utilizador e como este se comportará no futuro.</text:span></text:p>
      <text:p text:style-name="P23"><text:span text:style-name="T21">Visando </text:span><text:span text:style-name="T29">o</text:span><text:span text:style-name="T21"> conforto e segurança do usuário, </text:span><text:span text:style-name="T29">este deverá receber </text:span><text:span text:style-name="T14">feedback</text:span><text:span text:style-name="T29"> imediato de suas repetições caso esteja fazendo algo subótimo ou perigoso, conforme recomendações profissionais e reputáveis.</text:span></text:p>
      <text:p text:style-name="P24"><text:span text:style-name="T29">A </text:span><text:span text:style-name="T21">aplicação também contará com um </text:span><text:span text:style-name="T9">frontend</text:span><text:span text:style-name="T21"> com qual o utilizador irá interagir. Tendo em vista portabilidade e conveniência, esta deverá ser mobile (Android e IOS). Ademais, o uso de uma sistema de base de dados é necessário para persistência de dados.</text:span></text:p>
      <text:p text:style-name="P21">…</text:p>
      <text:p text:style-name="P32"><text:span text:style-name="T5">Proposta de solução</text:span></text:p>
      <text:p text:style-name="P22"><text:span text:style-name="T25">Quanto a </text:span><text:span text:style-name="T11">machine vision</text:span><text:span text:style-name="T21">, usamos </text:span><text:span text:style-name="T39">Python e os</text:span><text:span text:style-name="T21"> módulos OpenCV e MediaPipe para realizar </text:span><text:span text:style-name="T9">pose estimation</text:span><text:span text:style-name="T21"> do usuário em tempo real, </text:span><text:span text:style-name="T24">e </text:span><text:span text:style-name="T21">assim, ter um modelo virtual de sua posição no espaço. </text:span><text:span text:style-name="T25">Medidas foram tomadas para que os exercícios possam ser avaliados mesmo com partes do corpo estejam obscuras </text:span><text:span text:style-name="T26">por</text:span><text:span text:style-name="T25"> anilhas e pesos (investigamos também a possibilidade de fazer </text:span><text:span text:style-name="T11">color tracking</text:span><text:span text:style-name="T25"> na anilha).</text:span></text:p>
      <text:p text:style-name="P22"><text:span text:style-name="T21">A partir disso, usamos o ângulo e posição relativa de suas articulações para verificar </text:span><text:span text:style-name="T24">se </text:span><text:span text:style-name="T21">certas guias de execução recomendad</text:span><text:span text:style-name="T24">as</text:span><text:span text:style-name="T21"> por fisioteraupetuas e </text:span><text:span text:style-name="T9">strength coach</text:span><text:span text:style-name="T10">es</text:span><text:span text:style-name="T9"> </text:span><text:span text:style-name="T21">estão sendo seguidas. Dessa forma, o usuário recebe em </text:span><text:soft-page-break/><text:span text:style-name="T21">tempo real a contagem de repetições do exercício que está a executar bem como sugestões de como melhorar a sua execução.</text:span></text:p>
      <text:p text:style-name="P25"><text:span text:style-name="T21">A arquitetura do projeto foi feita de tal maneira que cada exercício é um “módulo”. Em outras palavras, é fácil expandir o repertório de exercícios; </text:span><text:span text:style-name="T37">b</text:span><text:span text:style-name="T21">asta adicionar um novo conjunto de heurísticas a ser verificado. A aplicação como está no momento </text:span><text:span text:style-name="T37">inclui</text:span><text:span text:style-name="T21"> trẽs exercícios: agachamento, rosca de bíceps e flexões (um quarto exercício, o </text:span><text:span text:style-name="T9">deadlift</text:span><text:span text:style-name="T21">, está parcialmente implementado).</text:span></text:p>
      <text:p text:style-name="P26"><text:span text:style-name="T27">A partir das métricas dos usuários e dos dados recolhidos pela aplicação</text:span><text:span text:style-name="T21">, </text:span><text:span text:style-name="T27">calculamos</text:span><text:span text:style-name="T21"> </text:span><text:span text:style-name="T27">o potencial físico do utilizador e fizemos uma análise preditiva do desenvolvimento físico ao longo do tempo do usuário</text:span><text:span text:style-name="T21">. <text:s/></text:span><text:span text:style-name="T32">A previsão é feita à partir de dados recolhidos de milhões de atletas, disponíveis publicamente.</text:span><text:span text:style-name="T21"> </text:span><text:span text:style-name="T24">Esses dados são tratados de forma que é oferecida uma estimativa da </text:span><text:span text:style-name="T28">sua </text:span><text:span text:style-name="T24">capacidade atlética </text:span><text:span text:style-name="T28">bem </text:span><text:span text:style-name="T24">como uma </text:span><text:span text:style-name="T26">previsão</text:span><text:span text:style-name="T24"> de como esta evoluíra. </text:span><text:span text:style-name="T23">Ela pode ser acessada pelo utilizador na forma de relatórios e gráficos </text:span><text:span text:style-name="T24">de fácil digestão</text:span><text:span text:style-name="T23">.</text:span> </text:p>
      <text:p text:style-name="P27">A aplicação <text:span text:style-name="T9">frontend</text:span><text:span text:style-name="T21"> foi feita na plataforma Flutter, tendo em vista que ela é multiplataforma e permite uma eventual expansão do escopo do projeto com alterações mínimas no </text:span><text:span text:style-name="T9">source code</text:span><text:span text:style-name="T21">. </text:span><text:span text:style-name="T30">Para a base da dados, foi utilizado MongoDB num </text:span><text:span text:style-name="T15">container</text:span><text:span text:style-name="T30"> </text:span><text:span text:style-name="T15">Docker </text:span><text:span text:style-name="T30">com uma Flask API para realização de </text:span><text:span text:style-name="T15">queries</text:span><text:span text:style-name="T30">.</text:span></text:p>
      <text:p text:style-name="P21">…</text:p>
      <text:p text:style-name="P32"><text:span text:style-name="T5">Principais conclusões</text:span></text:p>
      <text:p text:style-name="P29">Podemos concluir com este projeto que a verficação de guias de exercício pode confortavelmente ser feita <text:span text:style-name="T43">atarvés de </text:span><text:s/><text:span text:style-name="T9">machine vision</text:span> de forma automatizada quando as devidas precauções são tomadas, e.g. <text:span text:style-name="T43">lidar com </text:span>o obscurecimento de partes do corpo que normalmente são essenciais para <text:span text:style-name="T9">pose estimation</text:span>.</text:p>
      <text:p text:style-name="P30">A nossa aplicação, apesar de simples dada as limitações de tempo e recurso, é facilmente escalável em função da nossas escolhas de arquitetura e abordagem. Graças ao Flutter, a aplicação pode ser portada para Desktop ou Web <text:span text:style-name="T44">com mínimo esforço</text:span>. O <text:span text:style-name="T9">backend</text:span> em Python pode <text:span text:style-name="T44">até</text:span> correr em <text:span text:style-name="T9">embedded system, </text:span>e.g. microcomputadores. <text:span text:style-name="T45">Julgamos ser uma aplicação bastante versátil </text:span><text:span text:style-name="T46">para diferentes </text:span><text:span text:style-name="T20">use cases</text:span><text:span text:style-name="T45">.</text:span></text:p>
      <text:p text:style-name="P28"><text:span text:style-name="T38">Acreditamos que soluções como as que vós apresentamos tem o potêncial de causar um impacto social muito positivo, trazendo serviços de </text:span><text:span text:style-name="T19">fitness coach</text:span><text:span text:style-name="T38"> para pessoas que normalmente não o teriam acesso, criando oportunidades </text:span><text:span text:style-name="T40">para os que mais precisam e ampliando a influência do desporto </text:span><text:span text:style-name="T41">para uma vida mais saudável e atlética</text:span><text:span text:style-name="T21">.</text:span></text:p>
      <text:p text:style-name="P21">…</text:p>
      <text:p text:style-name="P19">Referência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(REMOVER) Caso seja necessário referenciar alguma bibliografia relevante para os resultados, é possível adicionar aqui. Secção opcional.</text:p>
          </table:table-cell>
        </table:table-row>
      </table:table>
      <text:p text:style-name="P13"/>
      <text:p text:style-name="P21">[1] … </text:p>
      <text:p text:style-name="P21">[2] …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lanoGrotesqueAlt-Regular" svg:font-family="GalanoGrotesqueAlt-Regular" style:font-family-generic="roman" style:font-pitch="variable"/>
    <style:font-face style:name="GalanoGrotesqueAlt-Regular1" svg:font-family="GalanoGrotesqueAlt-Regula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Calibri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Calibri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5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Cabeçalho_20_1_20_Caráte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6pt" fo:language="en" fo:country="GB" fo:font-weight="bold" style:letter-kerning="true" style:font-size-asian="16pt" style:language-asian="en" style:country-asian="GB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loext:linked-style-name="Cabeçalho_20_2_20_Caráter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normal" loext:linked-style-name="Cabeçalho_20_3_20_Caráte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ing_20_8" style:display-name="Heading 8" style:family="paragraph" style:parent-style-name="normal" style:next-style-name="normal" loext:linked-style-name="Cabeçalho_20_8_20_Caráter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caption" style:family="paragraph" style:parent-style-name="normal" style:next-style-name="normal">
      <style:text-properties fo:font-weight="bold" style:font-weight-asian="bold" style:font-size-complex="10pt" style:font-weight-complex="bold"/>
    </style:style>
    <style:style style:name="List_20_Paragraph" style:display-name="List Paragraph" style:family="paragraph" style:parent-style-name="normal" loext:linked-style-name="Parágrafo_20_da_20_Lista_20_Caráter">
      <style:paragraph-properties fo:margin-left="0.4917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aráte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loext:linked-style-name="Rodapé_20_Caráte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normal" loext:linked-style-name="Texto_20_de_20_balão_20_Caráte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normal" loext:linked-style-name="Texto_20_de_20_comentário_20_Caráte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e_20_comentário_20_Caráter">
      <style:text-properties fo:font-weight="bold" style:font-weight-asian="bold" style:font-weight-complex="bold"/>
    </style:style>
    <style:style style:name="Default" style:family="paragraph">
      <style:paragraph-properties fo:margin-top="0in" fo:margin-bottom="0in" style:contextual-spacing="false" fo:line-height="15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fo:language="en" fo:country="US" style:font-size-asian="12pt" style:font-name-complex="Arial2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pt" fo:country="PT" style:font-size-asian="12pt" style:language-asian="pt" style:country-asian="PT"/>
    </style:style>
    <style:style style:name="Estilo1" style:family="paragraph" style:parent-style-name="normal">
      <style:paragraph-properties fo:margin-top="0in" fo:margin-bottom="0.0835in" style:contextual-spacing="false" fo:text-align="center" style:justify-single-word="false"/>
      <style:text-properties style:font-name="Calibri" fo:font-family="Calibri" style:font-family-generic="roman" style:font-pitch="variable" fo:font-size="12pt" fo:language="pt" fo:country="PT" fo:font-weight="bold" style:font-size-asian="12pt" style:font-weight-asian="bold"/>
    </style:style>
    <style:style style:name="Estilo2" style:family="paragraph" style:parent-style-name="Estilo1">
      <style:text-properties fo:font-size="11pt" style:font-size-asian="11pt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in" fo:margin-bottom="0.0693in" style:contextual-spacing="false" fo:line-height="100%">
        <style:tab-stops>
          <style:tab-stop style:position="6.68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Revision" style:family="paragraph">
      <style:paragraph-properties fo:margin-top="0in" fo:margin-bottom="0in" style:contextual-spacing="false" fo:line-height="15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 loext:linked-style-name="Heading_20_1">
      <style:text-properties style:font-name="Arial" fo:font-family="Arial" style:font-family-generic="roman" style:font-pitch="variable" fo:font-size="16pt" fo:language="en" fo:country="GB" fo:font-weight="bold" style:letter-kerning="true" style:font-size-asian="16pt" style:language-asian="en" style:country-asian="GB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abeçalho_20_2_20_Caráter" style:display-name="Cabeçalho 2 Caráter" style:family="text" style:parent-style-name="Default_20_Paragraph_20_Font" loext:linked-style-name="Heading_20_2">
      <style:text-properties fo:font-size="18pt" fo:language="en" fo:country="US" fo:font-weight="bold" style:font-size-asian="18pt" style:language-asian="en" style:country-asian="US" style:font-weight-asian="bold" style:font-size-complex="18pt" style:font-weight-complex="bold"/>
    </style:style>
    <style:style style:name="Cabeçalho_20_8_20_Caráter" style:display-name="Cabeçalho 8 Caráter" style:family="text" loext:linked-style-name="Heading_20_8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abeçalho_20_Caráter" style:display-name="Cabeçalho Caráter" style:family="text" style:parent-style-name="Default_20_Paragraph_20_Font" loext:linked-style-name="Header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Rodapé_20_Caráter" style:display-name="Rodapé Caráter" style:family="text" style:parent-style-name="Default_20_Paragraph_20_Font" loext:linked-style-name="Footer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page_20_number" style:display-name="page number" style:family="text" style:parent-style-name="Default_20_Paragraph_20_Font"/>
    <style:style style:name="Texto_20_de_20_balão_20_Caráter" style:display-name="Texto de balão Cará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 loext:linked-style-name="annotation_20_text">
      <style:text-properties style:font-name="Calibri" fo:font-family="Calibri" style:font-family-generic="roman" style:font-pitch="variable" fo:language="en" fo:country="US" style:language-asian="en" style:country-asian="US"/>
    </style:style>
    <style:style style:name="Assunto_20_de_20_comentário_20_Caráter" style:display-name="Assunto de comentário Caráter" style:family="text" style:parent-style-name="Texto_20_de_20_comentário_20_Caráter" loext:linked-style-name="annotation_20_subject">
      <style:text-properties style:font-name="Calibri" fo:font-family="Calibri" style:font-family-generic="roman" style:font-pitch="variable" fo:language="en" fo:country="US" fo:font-weight="bold" style:language-asian="en" style:country-asian="US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lid-translation" style:family="text" style:parent-style-name="Default_20_Paragraph_20_Font"/>
    <style:style style:name="Cabeçalho_20_3_20_Caráter" style:display-name="Cabeçalho 3 Caráte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Parágrafo_20_da_20_Lista_20_Caráter" style:display-name="Parágrafo da Lista Caráter" style:family="text" style:parent-style-name="Default_20_Paragraph_20_Font" loext:linked-style-name="List_20_Paragraph">
      <style:text-properties style:font-name="Calibri" fo:font-family="Calibri" style:font-family-generic="roman" style:font-pitch="variable" fo:language="en" fo:country="US" style:language-asian="en" style:country-asian="US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891in" fo:margin-left="-0.1222in" fo:margin-top="0in" fo:margin-bottom="0in" table:align="left" style:writing-mode="lr-tb"/>
    </style:style>
    <style:style style:name="Table7.A" style:family="table-column">
      <style:table-column-properties style:column-width="2.7542in"/>
    </style:style>
    <style:style style:name="Table7.B" style:family="table-column">
      <style:table-column-properties style:column-width="1.2403in"/>
    </style:style>
    <style:style style:name="Table7.C" style:family="table-column">
      <style:table-column-properties style:column-width="2.8965in"/>
    </style:style>
    <style:style style:name="Table7.1" style:family="table-row">
      <style:table-row-properties style:min-row-height="0.6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fo:padding-left="0.075in" fo:padding-right="0.075in" fo:padding-top="0in" fo:padding-bottom="0in" fo:border="none"/>
    </style:style>
    <style:style style:name="Table7.C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8" style:family="table">
      <style:table-properties style:width="6.891in" fo:margin-left="-0.1222in" fo:margin-top="0in" fo:margin-bottom="0in" table:align="left" style:writing-mode="lr-tb"/>
    </style:style>
    <style:style style:name="Table8.A" style:family="table-column">
      <style:table-column-properties style:column-width="3.741in"/>
    </style:style>
    <style:style style:name="Table8.B" style:family="table-column">
      <style:table-column-properties style:column-width="3.15in"/>
    </style:style>
    <style:style style:name="Table8.1" style:family="table-row">
      <style:table-row-properties style:min-row-height="0.0521in" fo:keep-together="auto"/>
    </style:style>
    <style:style style:name="Table8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7f7f7f" fo:border-bottom="none">
        <style:background-image/>
      </style:table-cell-properties>
    </style:style>
    <style:style style:name="Table8.B1" style:family="table-cell">
      <style:table-cell-properties fo:background-color="transparent" fo:padding-left="0.075in" fo:padding-right="0.075in" fo:padding-top="0in" fo:padding-bottom="0in" fo:border-left="none" fo:border-right="none" fo:border-top="0.5pt solid #7f7f7f" fo:border-bottom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bold" fo:background-color="transparent" style:font-name-asian="Calibri2" style:font-size-asian="5pt" style:font-style-asian="normal" style:font-weight-asian="bold" style:font-name-complex="Calibri2" style:font-size-complex="5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bold" fo:background-color="transparent" style:font-name-asian="Calibri2" style:font-size-asian="6pt" style:font-style-asian="normal" style:font-weight-asian="bold" style:font-name-complex="Calibri2" style:font-size-complex="6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2" style:font-size-asian="11pt" style:font-style-asian="normal" style:font-weight-asian="bold" style:font-name-complex="Calibri2" style:font-size-complex="11pt"/>
    </style:style>
    <style:style style:name="M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GalanoGrotesqueAlt-Regular" fo:font-size="11pt" fo:font-style="normal" style:text-underline-style="none" fo:font-weight="bold" fo:background-color="transparent" style:font-name-asian="GalanoGrotesqueAlt-Regular1" style:font-size-asian="11pt" style:font-style-asian="normal" style:font-weight-asian="bold" style:font-name-complex="GalanoGrotesqueAlt-Regular1" style:font-size-complex="11pt"/>
    </style:style>
    <style:style style:name="M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5pt" fo:font-style="normal" style:text-underline-style="none" fo:font-weight="normal" fo:background-color="transparent" style:font-name-asian="Calibri2" style:font-size-asian="5pt" style:font-style-asian="normal" style:font-weight-asian="normal" style:font-name-complex="Calibri2" style:font-size-complex="5pt"/>
    </style:style>
    <style:style style:name="M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5pt" fo:font-style="normal" style:text-underline-style="none" fo:font-weight="bold" fo:background-color="transparent" style:font-name-asian="GalanoGrotesqueAlt-Regular1" style:font-size-asian="5pt" style:font-style-asian="normal" style:font-weight-asian="bold" style:font-name-complex="GalanoGrotesqueAlt-Regular1" style:font-size-complex="5pt"/>
    </style:style>
    <style:style style:name="M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style:font-name-asian="GalanoGrotesqueAlt-Regular1" style:font-size-asian="8pt" style:font-style-asian="normal" style:font-weight-asian="bold" style:font-name-complex="GalanoGrotesqueAlt-Regular1" style:font-size-complex="8pt"/>
    </style:style>
    <style:style style:name="M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6pt" fo:font-style="normal" style:text-underline-style="none" fo:font-weight="normal" fo:background-color="transparent" style:font-name-asian="Calibri2" style:font-size-asian="6pt" style:font-style-asian="normal" style:font-weight-asian="normal" style:font-name-complex="Calibri2" style:font-size-complex="6pt"/>
    </style:style>
    <style:style style:name="M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fo:background-color="transparent" style:font-name-asian="Calibri2" style:font-size-asian="8pt" style:font-style-asian="normal" style:font-weight-asian="normal" style:font-name-complex="Calibri2" style:font-size-complex="8pt"/>
    </style:style>
    <style:style style:name="MT1" style:family="text">
      <style:text-properties fo:color="#7f7f7f" loext:opacity="100%" style:font-name="GalanoGrotesqueAlt-Regular" style:font-name-asian="GalanoGrotesqueAlt-Regular1" style:font-name-complex="GalanoGrotesqueAlt-Regular1"/>
    </style:style>
    <style:style style:name="MT2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10pt" fo:font-style="normal" style:text-underline-style="none" fo:font-weight="normal" fo:background-color="transparent" loext:char-shading-value="0" style:font-name-asian="GalanoGrotesqueAlt-Regular1" style:font-size-asian="10pt" style:font-style-asian="normal" style:font-weight-asian="normal" style:font-name-complex="GalanoGrotesqueAlt-Regular1" style:font-size-complex="10pt"/>
    </style:style>
    <style:style style:name="MT3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bold" fo:background-color="transparent" loext:char-shading-value="0" style:font-name-asian="GalanoGrotesqueAlt-Regular1" style:font-size-asian="8pt" style:font-style-asian="normal" style:font-weight-asian="bold" style:font-name-complex="GalanoGrotesqueAlt-Regular1" style:font-size-complex="8pt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GalanoGrotesqueAlt-Regular" fo:font-size="8pt" fo:font-style="normal" style:text-underline-style="none" fo:font-weight="normal" fo:background-color="transparent" loext:char-shading-value="0" style:font-name-asian="GalanoGrotesqueAlt-Regular1" style:font-size-asian="8pt" style:font-style-asian="normal" style:font-weight-asian="normal" style:font-name-complex="GalanoGrotesqueAlt-Regular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898in, 0.1346in, 0.0673in, 0.1571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874in" fo:margin-bottom="0.4925in" fo:margin-left="0.9846in" fo:margin-right="0.5909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3"><draw:frame draw:style-name="Mfr1" draw:name="image1.png" text:anchor-type="as-char" svg:width="1.6772in" svg:height="0.5228in" draw:z-index="1"><draw:image xlink:href="Pictures/1000000000000129000000633C491754E939731C.png" xlink:type="simple" xlink:show="embed" xlink:actuate="onLoad" draw:mime-type="image/png"/></draw:frame></text:p>
            </table:table-cell>
            <table:table-cell table:style-name="Table7.B1" office:value-type="string"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</table:table-cell>
            <table:table-cell table:style-name="Table7.C1" office:value-type="string">
              <text:p text:style-name="MP5"/>
              <text:p text:style-name="MP6"/>
              <text:p text:style-name="MP6"/>
              <text:p text:style-name="MP7">AVEIRO TECH CITY - HACKATHON</text:p>
              <text:p text:style-name="MP8"><text:span text:style-name="MT1">Sumário Executivo </text:span><text:span text:style-name="MT2">– 2022</text:span></text:p>
              <text:p text:style-name="MP9"/>
            </table:table-cell>
          </table:table-row>
        </table:table>
        <text:p text:style-name="MP2"/>
      </style:header>
      <style:footer>
        <text:p text:style-name="MP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0"/>
              <text:p text:style-name="MP11">AVEIRO TECH CITY</text:p>
              <text:p text:style-name="MP12"><text:span text:style-name="MT3">Aveiro Tech City Hackathon </text:span><text:span text:style-name="MT4">– 1.ª Edição</text:span></text:p>
            </table:table-cell>
            <table:table-cell table:style-name="Table8.B1" office:value-type="string">
              <text:p text:style-name="MP13"/>
              <text:p text:style-name="MP13"/>
              <text:p text:style-name="MP8"><text:page-number text:select-page="current">2</text:page-number></text:p>
              <text:p text:style-name="MP14"/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23:00</meta:creation-date>
    <meta:initial-creator>csemedo</meta:initial-creator>
    <dc:date>2022-10-14T14:40:21.857527259</dc:date>
    <meta:editing-duration>PT1H9M5S</meta:editing-duration>
    <meta:editing-cycles>28</meta:editing-cycles>
    <meta:generator>LibreOffice/7.3.6.2$Linux_X86_64 LibreOffice_project/30$Build-2</meta:generator>
    <meta:document-statistic meta:table-count="3" meta:image-count="1" meta:object-count="0" meta:page-count="2" meta:paragraph-count="34" meta:word-count="791" meta:character-count="5053" meta:non-whitespace-character-count="4288"/>
  </office:meta>
</office:document-meta>
</file>